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6.62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1.647cm"/>
    </style:style>
    <style:style style:name="co7" style:family="table-column">
      <style:table-column-properties fo:break-before="auto" style:column-width="1.155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56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182cm"/>
    </style:style>
    <style:style style:name="co13" style:family="table-column">
      <style:table-column-properties fo:break-before="auto" style:column-width="1.23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Widget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10" table:default-cell-style-name="Default"/>
        <table:table-row table:style-name="ro1">
          <table:table-cell table:style-name="ce1"/>
          <table:table-cell table:style-name="ce2" office:value-type="string" table:number-columns-spanned="1" table:number-rows-spanned="2">
            <text:p>Widget</text:p>
          </table:table-cell>
          <table:table-cell table:style-name="ce2" office:value-type="string" table:number-columns-spanned="1" table:number-rows-spanned="2">
            <text:p>Concrete type</text:p>
          </table:table-cell>
          <table:table-cell table:style-name="ce2" office:value-type="string" table:number-columns-spanned="10" table:number-rows-spanned="1">
            <text:p>Rol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1010"/>
        </table:table-row>
        <table:table-row table:style-name="ro1">
          <table:table-cell table:style-name="ce1"/>
          <table:covered-table-cell table:style-name="ce3"/>
          <table:covered-table-cell table:style-name="ce3"/>
          <table:table-cell table:style-name="ce3" office:value-type="string">
            <text:p>accesible</text:p>
          </table:table-cell>
          <table:table-cell table:style-name="ce3" office:value-type="string">
            <text:p>textual</text:p>
          </table:table-cell>
          <table:table-cell table:style-name="ce3" office:value-type="string">
            <text:p>editable</text:p>
          </table:table-cell>
          <table:table-cell table:style-name="ce3" office:value-type="string">
            <text:p>slider</text:p>
          </table:table-cell>
          <table:table-cell table:style-name="ce3" office:value-type="string">
            <text:p>checkable</text:p>
          </table:table-cell>
          <table:table-cell table:style-name="ce3" office:value-type="string">
            <text:p>excludable</text:p>
          </table:table-cell>
          <table:table-cell table:style-name="ce3" office:value-type="string">
            <text:p>grouped</text:p>
          </table:table-cell>
          <table:table-cell table:style-name="ce3" office:value-type="string">
            <text:p>container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dialog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string">
            <text:p>QComboBox</text:p>
          </table:table-cell>
          <table:table-cell office:value-type="string">
            <text:p>AUI::AbstractWidget::COMBOBOX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FontComboBox</text:p>
          </table:table-cell>
          <table:table-cell office:value-type="string">
            <text:p>AUI::AbstractWidget::COMBOBOX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DateTimeEdit</text:p>
          </table:table-cell>
          <table:table-cell office:value-type="string">
            <text:p>AUI::AbstractWidget::TEXTEDIT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TimeEdit</text:p>
          </table:table-cell>
          <table:table-cell office:value-type="string">
            <text:p>AUI::AbstractWidget::TEXTEDIT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SpinBox</text:p>
          </table:table-cell>
          <table:table-cell office:value-type="string">
            <text:p>AUI::AbstractWidget::SPINBOX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DoubleSpinBox</text:p>
          </table:table-cell>
          <table:table-cell office:value-type="string">
            <text:p>AUI::AbstractWidget::SPINBOX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Dial</text:p>
          </table:table-cell>
          <table:table-cell office:value-type="string">
            <text:p>AUI::AbstractWidget::SLIDE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QLineEdit</text:p>
          </table:table-cell>
          <table:table-cell office:value-type="string">
            <text:p>AUI::AbstractWidget::TEXTEDIT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TextEdit</text:p>
          </table:table-cell>
          <table:table-cell office:value-type="string">
            <text:p>AUI::AbstractWidget::TEXTEDIT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PlainTextEdit</text:p>
          </table:table-cell>
          <table:table-cell office:value-type="string">
            <text:p>AUI::AbstractWidget::TEXTEDIT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Slider</text:p>
          </table:table-cell>
          <table:table-cell office:value-type="string">
            <text:p>AUI::AbstractWidget::SLIDE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QScrollBar</text:p>
          </table:table-cell>
          <table:table-cell office:value-type="string">
            <text:p>AUI::AbstractWidget::SLIDE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QProgressBar</text:p>
          </table:table-cell>
          <table:table-cell office:value-type="string">
            <text:p>AUI::AbstractWidget::SLIDE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QLabel</text:p>
          </table:table-cell>
          <table:table-cell office:value-type="string">
            <text:p>AUI::AbstractWidget::TEXT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QTextBrowser</text:p>
          </table:table-cell>
          <table:table-cell office:value-type="string">
            <text:p>AUI::AbstractWidget::TEXT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QPushButton</text:p>
          </table:table-cell>
          <table:table-cell table:style-name="ce5" office:value-type="string">
            <text:p>AUI::AbstractWidget::BUTTON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CheckBox</text:p>
          </table:table-cell>
          <table:table-cell office:value-type="string">
            <text:p>AUI::AbstractWidget::CHECKBOX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RadioButton</text:p>
          </table:table-cell>
          <table:table-cell office:value-type="string">
            <text:p>AUI::AbstractWidget::RADIOBUTTON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GroupBox</text:p>
          </table:table-cell>
          <table:table-cell office:value-type="string">
            <text:p>AUI::AbstractWidget::CONTAINERBOX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QFrame</text:p>
          </table:table-cell>
          <table:table-cell office:value-type="string">
            <text:p>AUI::AbstractWidget::FRAME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QTabWidget</text:p>
          </table:table-cell>
          <table:table-cell office:value-type="string">
            <text:p>AUI::AbstractWidget::TABPANEL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QMenuBar</text:p>
          </table:table-cell>
          <table:table-cell office:value-type="string">
            <text:p>AUI::AbstractWidget::BAR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QMenu</text:p>
          </table:table-cell>
          <table:table-cell office:value-type="string">
            <text:p>AUI::AbstractWidget::MENU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Dialog</text:p>
          </table:table-cell>
          <table:table-cell office:value-type="string">
            <text:p>AUI::AbstractWidget::DIALOG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MainWindow</text:p>
          </table:table-cell>
          <table:table-cell office:value-type="string">
            <text:p>AUI::AbstractWidget::WINDOW</text:p>
          </table:table-cell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12:3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oksly </meta:initial-creator>
    <meta:creation-date>2010-03-30T12:00:57</meta:creation-date>
    <dc:date>2010-03-30T12:36:17</dc:date>
    <dc:creator>loksly </dc:creator>
    <meta:editing-duration>PT00H19M59S</meta:editing-duration>
    <meta:editing-cycles>6</meta:editing-cycles>
    <meta:generator>OpenOffice.org/3.1$Linux OpenOffice.org_project/310m19$Build-9420</meta:generator>
    <meta:printed-by>loksly </meta:printed-by>
    <meta:print-date>2010-03-30T12:25:47</meta:print-date>
    <meta:document-statistic meta:table-count="1" meta:cell-count="136" meta:object-count="0"/>
  </office:meta>
</office:document-meta>
</file>